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Mangal1" svg:font-family="Mangal"/>
    <style:font-face style:name="標楷體1" svg:font-family="標楷體" style:font-family-generic="script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adornments="Regular" style:font-family-generic="roman" style:font-pitch="variable"/>
    <style:font-face style:name="標楷體" svg:font-family="標楷體" style:font-family-generic="roman" style:font-pitch="variable"/>
    <style:font-face style:name="細明體" svg:font-family="細明體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文鼎中楷" svg:font-family="文鼎中楷" style:font-family-generic="system" style:font-pitch="variable"/>
    <style:font-face style:name="新細明體1" svg:font-family="新細明體" style:font-family-generic="system" style:font-pitch="variable"/>
    <style:font-face style:name="標楷體2" svg:font-family="標楷體" style:font-family-generic="system" style:font-pitch="variable"/>
    <style:font-face style:name="細明體1" svg:font-family="細明體" style:font-family-generic="system" style:font-pitch="variable"/>
  </office:font-face-decls>
  <office:automatic-styles>
    <style:style style:name="表格5" style:family="table">
      <style:table-properties style:width="18.997cm" fo:margin-left="-0.049cm" fo:margin-right="0.053cm" fo:margin-top="0cm" fo:margin-bottom="0cm" table:align="margins" style:writing-mode="lr-tb"/>
    </style:style>
    <style:style style:name="表格5.A" style:family="table-column">
      <style:table-column-properties style:column-width="8.555cm" style:rel-column-width="29512*"/>
    </style:style>
    <style:style style:name="表格5.B" style:family="table-column">
      <style:table-column-properties style:column-width="10.442cm" style:rel-column-width="36023*"/>
    </style:style>
    <style:style style:name="表格5.1" style:family="table-row">
      <style:table-row-properties style:min-row-height="3cm" style:keep-together="true" fo:keep-together="auto"/>
    </style:style>
    <style:style style:name="表格5.A1" style:family="table-cell">
      <style:table-cell-properties fo:padding-left="0.049cm" fo:padding-right="0.049cm" fo:padding-top="0cm" fo:padding-bottom="0cm" fo:border-left="0.002cm solid #00000a" fo:border-right="none" fo:border-top="0.002cm solid #00000a" fo:border-bottom="0.002cm solid #00000a"/>
    </style:style>
    <style:style style:name="表格5.B1" style:family="table-cell">
      <style:table-cell-properties fo:padding-left="0.049cm" fo:padding-right="0.049cm" fo:padding-top="0cm" fo:padding-bottom="0cm" fo:border="0.002cm solid #00000a"/>
    </style:style>
    <style:style style:name="表格4" style:family="table">
      <style:table-properties style:width="19.064cm" fo:margin-left="-0.049cm" fo:margin-right="-0.014cm" fo:margin-top="0cm" fo:margin-bottom="0cm" table:align="margins" style:writing-mode="lr-tb"/>
    </style:style>
    <style:style style:name="表格4.A" style:family="table-column">
      <style:table-column-properties style:column-width="2.044cm" style:rel-column-width="7027*"/>
    </style:style>
    <style:style style:name="表格4.B" style:family="table-column">
      <style:table-column-properties style:column-width="2.692cm" style:rel-column-width="9252*"/>
    </style:style>
    <style:style style:name="表格4.C" style:family="table-column">
      <style:table-column-properties style:column-width="0.238cm" style:rel-column-width="818*"/>
    </style:style>
    <style:style style:name="表格4.D" style:family="table-column">
      <style:table-column-properties style:column-width="2.566cm" style:rel-column-width="8822*"/>
    </style:style>
    <style:style style:name="表格4.E" style:family="table-column">
      <style:table-column-properties style:column-width="1.677cm" style:rel-column-width="5766*"/>
    </style:style>
    <style:style style:name="表格4.F" style:family="table-column">
      <style:table-column-properties style:column-width="0.598cm" style:rel-column-width="2055*"/>
    </style:style>
    <style:style style:name="表格4.G" style:family="table-column">
      <style:table-column-properties style:column-width="1.376cm" style:rel-column-width="4729*"/>
    </style:style>
    <style:style style:name="表格4.H" style:family="table-column">
      <style:table-column-properties style:column-width="1.217cm" style:rel-column-width="4183*"/>
    </style:style>
    <style:style style:name="表格4.I" style:family="table-column">
      <style:table-column-properties style:column-width="1.131cm" style:rel-column-width="3886*"/>
    </style:style>
    <style:style style:name="表格4.J" style:family="table-column">
      <style:table-column-properties style:column-width="1.092cm" style:rel-column-width="3753*"/>
    </style:style>
    <style:style style:name="表格4.K" style:family="table-column">
      <style:table-column-properties style:column-width="0.113cm" style:rel-column-width="388*"/>
    </style:style>
    <style:style style:name="表格4.L" style:family="table-column">
      <style:table-column-properties style:column-width="1.452cm" style:rel-column-width="4990*"/>
    </style:style>
    <style:style style:name="表格4.M" style:family="table-column">
      <style:table-column-properties style:column-width="2.87cm" style:rel-column-width="9866*"/>
    </style:style>
    <style:style style:name="表格4.1" style:family="table-row">
      <style:table-row-properties style:row-height="1.132cm" style:keep-together="false" fo:keep-together="always"/>
    </style:style>
    <style:style style:name="表格4.A1" style:family="table-cell">
      <style:table-cell-properties style:vertical-align="middle" fo:padding-left="0.049cm" fo:padding-right="0.049cm" fo:padding-top="0cm" fo:padding-bottom="0cm" fo:border-left="0.018cm solid #00000a" fo:border-right="none" fo:border-top="0.018cm solid #00000a" fo:border-bottom="0.018cm solid #00000a"/>
    </style:style>
    <style:style style:name="表格4.L1" style:family="table-cell">
      <style:table-cell-properties style:vertical-align="middle" fo:padding-left="0.049cm" fo:padding-right="0.049cm" fo:padding-top="0cm" fo:padding-bottom="0cm" fo:border="0.018cm solid #00000a"/>
    </style:style>
    <style:style style:name="表格4.2" style:family="table-row">
      <style:table-row-properties style:min-row-height="1.208cm" style:keep-together="false" fo:keep-together="always"/>
    </style:style>
    <style:style style:name="表格4.A2" style:family="table-cell">
      <style:table-cell-properties style:vertical-align="middle" fo:padding-left="0.049cm" fo:padding-right="0.049cm" fo:padding-top="0cm" fo:padding-bottom="0cm" fo:border-left="0.018cm solid #00000a" fo:border-right="0.018cm solid #00000a" fo:border-top="none" fo:border-bottom="0.018cm solid #00000a"/>
    </style:style>
    <style:style style:name="表格4.J2" style:family="table-cell">
      <style:table-cell-properties style:vertical-align="middle" fo:padding-left="0.049cm" fo:padding-right="0.049cm" fo:padding-top="0cm" fo:padding-bottom="0cm" fo:border-left="0.018cm solid #00000a" fo:border-right="none" fo:border-top="none" fo:border-bottom="0.018cm solid #00000a"/>
    </style:style>
    <style:style style:name="表格4.3" style:family="table-row">
      <style:table-row-properties style:min-row-height="0.721cm" style:keep-together="false" fo:keep-together="always"/>
    </style:style>
    <style:style style:name="表格4.6" style:family="table-row">
      <style:table-row-properties style:min-row-height="0.781cm" style:keep-together="false" fo:keep-together="always"/>
    </style:style>
    <style:style style:name="表格4.7" style:family="table-row">
      <style:table-row-properties style:min-row-height="0.78cm" style:keep-together="false" fo:keep-together="always"/>
    </style:style>
    <style:style style:name="表格4.8" style:family="table-row">
      <style:table-row-properties style:min-row-height="1.632cm" style:keep-together="false" fo:keep-together="always"/>
    </style:style>
    <style:style style:name="表格4.9" style:family="table-row">
      <style:table-row-properties style:min-row-height="0.642cm" style:keep-together="false" fo:keep-together="always"/>
    </style:style>
    <style:style style:name="表格4.10" style:family="table-row">
      <style:table-row-properties style:row-height="0.801cm" style:keep-together="false" fo:keep-together="always"/>
    </style:style>
    <style:style style:name="表格4.12" style:family="table-row">
      <style:table-row-properties style:min-row-height="5.353cm" style:keep-together="false" fo:keep-together="always"/>
    </style:style>
    <style:style style:name="表格4.A12" style:family="table-cell">
      <style:table-cell-properties fo:padding-left="0.049cm" fo:padding-right="0.049cm" fo:padding-top="0cm" fo:padding-bottom="0cm" fo:border="0.018cm solid #00000a"/>
    </style:style>
    <style:style style:name="表格4.13" style:family="table-row">
      <style:table-row-properties style:min-row-height="2.094cm" style:keep-together="false" fo:keep-together="always"/>
    </style:style>
    <style:style style:name="表格1" style:family="table">
      <style:table-properties style:width="19.101cm" fo:margin-left="-0.049cm" fo:margin-right="-0.051cm" fo:margin-top="0cm" fo:margin-bottom="0cm" table:align="margins" style:writing-mode="lr-tb"/>
    </style:style>
    <style:style style:name="表格1.A" style:family="table-column">
      <style:table-column-properties style:column-width="4.297cm" style:rel-column-width="14742*"/>
    </style:style>
    <style:style style:name="表格1.B" style:family="table-column">
      <style:table-column-properties style:column-width="0.199cm" style:rel-column-width="683*"/>
    </style:style>
    <style:style style:name="表格1.C" style:family="table-column">
      <style:table-column-properties style:column-width="14.605cm" style:rel-column-width="50110*"/>
    </style:style>
    <style:style style:name="表格1.1" style:family="table-row">
      <style:table-row-properties style:row-height="2.064cm" style:keep-together="false" fo:keep-together="always"/>
    </style:style>
    <style:style style:name="表格1.A1" style:family="table-cell">
      <style:table-cell-properties fo:background-color="transparent" fo:padding-left="0.049cm" fo:padding-right="0.049cm" fo:padding-top="0cm" fo:padding-bottom="0cm" fo:border="0.018cm solid #00000a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標楷體" style:font-name-asian="標楷體2"/>
    </style:style>
    <style:style style:name="P4" style:family="paragraph" style:parent-style-name="Standard">
      <style:paragraph-properties fo:text-align="center" style:justify-single-word="false"/>
      <style:text-properties fo:color="#000000" style:font-name="標楷體" fo:font-size="8pt" style:font-name-asian="標楷體2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fo:color="#000000" style:font-name="標楷體" style:font-name-asian="標楷體2" style:font-size-complex="12pt"/>
    </style:style>
    <style:style style:name="P6" style:family="paragraph" style:parent-style-name="Standard">
      <style:paragraph-properties fo:text-align="center" style:justify-single-word="false"/>
      <style:text-properties fo:color="#000000" style:font-name="標楷體" style:font-name-asian="標楷體2"/>
    </style:style>
    <style:style style:name="P7" style:family="paragraph" style:parent-style-name="Standard">
      <style:paragraph-properties fo:margin-left="0.445cm" fo:margin-right="0cm" fo:text-align="start" style:justify-single-word="false" fo:text-indent="0cm" style:auto-text-indent="false"/>
      <style:text-properties style:font-name="標楷體" fo:font-size="10pt" style:font-name-asian="標楷體2" style:font-size-asian="10pt"/>
    </style:style>
    <style:style style:name="P8" style:family="paragraph" style:parent-style-name="Standard">
      <style:paragraph-properties fo:margin-left="0.48cm" fo:margin-right="0cm" fo:text-align="start" style:justify-single-word="false" fo:text-indent="0cm" style:auto-text-indent="false"/>
      <style:text-properties style:font-name="標楷體" fo:font-size="10pt" style:font-name-asian="標楷體2" style:font-size-asian="10pt"/>
    </style:style>
    <style:style style:name="P9" style:family="paragraph" style:parent-style-name="小表內文">
      <style:paragraph-properties fo:margin-top="0.106cm" fo:margin-bottom="0cm"/>
      <style:text-properties style:font-name="標楷體" style:font-name-asian="標楷體2"/>
    </style:style>
    <style:style style:name="P10" style:family="paragraph" style:parent-style-name="表內文">
      <style:paragraph-properties fo:margin-top="0.106cm" fo:margin-bottom="0cm"/>
      <style:text-properties style:font-name="標楷體" style:font-name-asian="標楷體2"/>
    </style:style>
    <style:style style:name="P11" style:family="paragraph" style:parent-style-name="表內文">
      <style:paragraph-properties fo:margin-top="0.106cm" fo:margin-bottom="0cm" style:line-height-at-least="0.423cm"/>
      <style:text-properties style:font-name="標楷體" fo:font-size="12pt" style:font-name-asian="標楷體2" style:font-size-asian="12pt" style:font-size-complex="12pt"/>
    </style:style>
    <style:style style:name="P12" style:family="paragraph" style:parent-style-name="小表內文">
      <style:paragraph-properties fo:margin-left="0cm" fo:margin-right="0.101cm" style:line-height-at-least="0.423cm" fo:text-indent="0cm" style:auto-text-indent="false"/>
    </style:style>
    <style:style style:name="P13" style:family="paragraph" style:parent-style-name="小表內文">
      <style:paragraph-properties fo:margin-left="0cm" fo:margin-right="0.101cm" style:line-height-at-least="0.423cm" fo:text-indent="0cm" style:auto-text-indent="false"/>
      <style:text-properties style:font-name="標楷體" style:font-name-asian="標楷體2" style:font-size-complex="12pt"/>
    </style:style>
    <style:style style:name="P14" style:family="paragraph" style:parent-style-name="_203b_方1.">
      <style:paragraph-properties fo:margin-left="0cm" fo:margin-right="0.101cm" fo:margin-top="0cm" fo:margin-bottom="0cm" style:line-height-at-least="0.282cm" fo:text-indent="0cm" style:auto-text-indent="false" fo:break-before="page"/>
    </style:style>
    <style:style style:name="P15" style:family="paragraph" style:parent-style-name="_203b_方1.">
      <style:paragraph-properties fo:margin-left="0cm" fo:margin-right="0.101cm" fo:margin-top="0cm" fo:margin-bottom="0cm" style:line-height-at-least="0.282cm" fo:text-indent="0cm" style:auto-text-indent="false"/>
      <style:text-properties style:font-name-asian="標楷體1"/>
    </style:style>
    <style:style style:name="P16" style:family="paragraph" style:parent-style-name="小表內文">
      <style:paragraph-properties fo:margin-left="-0.021cm" fo:margin-right="0.101cm" style:line-height-at-least="0.423cm" fo:text-indent="0.016cm" style:auto-text-indent="false"/>
    </style:style>
    <style:style style:name="P17" style:family="paragraph" style:parent-style-name="小表內文">
      <style:paragraph-properties fo:margin-left="0.025cm" fo:margin-right="0.101cm" style:line-height-at-least="0.423cm" fo:text-indent="-0.007cm" style:auto-text-indent="false"/>
    </style:style>
    <style:style style:name="P18" style:family="paragraph" style:parent-style-name="表文外開">
      <style:paragraph-properties fo:text-align="start" style:justify-single-word="false"/>
    </style:style>
    <style:style style:name="P19" style:family="paragraph" style:parent-style-name="表文外開">
      <style:text-properties style:font-name="標楷體" style:font-name-asian="標楷體2"/>
    </style:style>
    <style:style style:name="P20" style:family="paragraph" style:parent-style-name="表文外開">
      <style:paragraph-properties fo:text-align="justify" style:justify-single-word="false"/>
      <style:text-properties style:font-name="標楷體" style:font-name-asian="標楷體2"/>
    </style:style>
    <style:style style:name="P21" style:family="paragraph" style:parent-style-name="表文外開">
      <style:text-properties style:font-name="標楷體" style:font-name-asian="標楷體2" style:font-size-complex="12pt"/>
    </style:style>
    <style:style style:name="P22" style:family="paragraph" style:parent-style-name="表文外開">
      <style:paragraph-properties fo:text-align="center" style:justify-single-word="false"/>
      <style:text-properties style:font-name="標楷體" style:font-name-asian="標楷體2" style:font-size-complex="12pt"/>
    </style:style>
    <style:style style:name="P23" style:family="paragraph" style:parent-style-name="表文外開">
      <style:paragraph-properties fo:text-align="start" style:justify-single-word="false"/>
      <style:text-properties style:font-name="標楷體" style:font-name-asian="標楷體2" style:font-size-complex="12pt"/>
    </style:style>
    <style:style style:name="P24" style:family="paragraph" style:parent-style-name="表文外開">
      <style:paragraph-properties fo:text-align="center" style:justify-single-word="false"/>
      <style:text-properties style:font-name="標楷體" style:font-name-asian="標楷體2"/>
    </style:style>
    <style:style style:name="P25" style:family="paragraph" style:parent-style-name="表文外開">
      <style:paragraph-properties fo:text-align="justify" style:justify-single-word="false"/>
    </style:style>
    <style:style style:name="P26" style:family="paragraph" style:parent-style-name="表文外開">
      <style:paragraph-properties fo:margin-left="0.071cm" fo:margin-right="0.374cm" fo:text-align="justify" style:justify-single-word="false" fo:text-indent="0cm" style:auto-text-indent="false"/>
    </style:style>
    <style:style style:name="P27" style:family="paragraph" style:parent-style-name="表文外開">
      <style:paragraph-properties fo:margin-left="0.071cm" fo:margin-right="0.374cm" fo:text-align="justify" style:justify-single-word="false" fo:text-indent="0cm" style:auto-text-indent="false"/>
      <style:text-properties style:font-name="標楷體" style:font-name-asian="標楷體2" style:font-size-complex="12pt"/>
    </style:style>
    <style:style style:name="P28" style:family="paragraph" style:parent-style-name="表文外開">
      <style:paragraph-properties fo:margin-left="-0.018cm" fo:margin-right="0.056cm" fo:text-align="start" style:justify-single-word="false" fo:text-indent="-0.004cm" style:auto-text-indent="false"/>
    </style:style>
    <style:style style:name="P29" style:family="paragraph" style:parent-style-name="_203b_方1.">
      <style:paragraph-properties fo:margin-left="0.737cm" fo:margin-right="0.101cm" fo:margin-top="0cm" fo:margin-bottom="0cm" style:line-height-at-least="0.282cm" fo:text-indent="-0.635cm" style:auto-text-indent="false"/>
    </style:style>
    <style:style style:name="P30" style:family="paragraph" style:parent-style-name="_203b_方1.">
      <style:paragraph-properties fo:margin-left="0.101cm" fo:margin-right="0.101cm" fo:margin-top="0cm" fo:margin-bottom="0cm" style:line-height-at-least="0.282cm" fo:text-indent="0cm" style:auto-text-indent="false">
        <style:tab-stops>
          <style:tab-stop style:position="0.988cm"/>
          <style:tab-stop style:position="9.606cm"/>
          <style:tab-stop style:position="10.841cm"/>
          <style:tab-stop style:position="12.04cm"/>
          <style:tab-stop style:position="13.134cm"/>
          <style:tab-stop style:position="14.263cm"/>
          <style:tab-stop style:position="15.427cm"/>
        </style:tab-stops>
      </style:paragraph-properties>
      <style:text-properties style:font-name="標楷體" style:font-name-asian="標楷體2" style:font-size-complex="12pt"/>
    </style:style>
    <style:style style:name="P31" style:family="paragraph" style:parent-style-name="Standard">
      <style:paragraph-properties fo:margin-top="0.212cm" fo:margin-bottom="0.071cm"/>
      <style:text-properties style:font-name="標楷體" fo:font-size="10pt" style:font-name-asian="標楷體2" style:font-size-asian="10pt"/>
    </style:style>
    <style:style style:name="P32" style:family="paragraph" style:parent-style-name="表內文">
      <style:paragraph-properties fo:margin-top="0.071cm" fo:margin-bottom="0cm">
        <style:tab-stops>
          <style:tab-stop style:position="4.057cm"/>
        </style:tab-stops>
      </style:paragraph-properties>
      <style:text-properties style:font-name="標楷體" fo:font-size="12pt" style:font-name-asian="標楷體2" style:font-size-asian="12pt" style:font-size-complex="12pt"/>
    </style:style>
    <style:style style:name="P33" style:family="paragraph" style:parent-style-name="表內空二文">
      <style:paragraph-properties fo:margin-left="0cm" fo:margin-right="0cm" fo:text-indent="0cm" style:auto-text-indent="false"/>
      <style:text-properties style:font-name="標楷體" style:font-name-asian="標楷體2"/>
    </style:style>
    <style:style style:name="P34" style:family="paragraph" style:parent-style-name="表文中">
      <style:paragraph-properties fo:margin-left="0cm" fo:margin-right="0cm" fo:text-indent="0cm" style:auto-text-indent="false"/>
      <style:text-properties style:font-name="標楷體" style:font-name-asian="標楷體2" style:font-size-complex="12pt"/>
    </style:style>
    <style:style style:name="P35" style:family="paragraph" style:parent-style-name="表文中">
      <style:paragraph-properties fo:margin-left="0cm" fo:margin-right="0cm" fo:text-indent="0cm" style:auto-text-indent="false"/>
      <style:text-properties style:font-name="標楷體" fo:font-size="10pt" style:font-name-asian="標楷體2" style:font-size-asian="10pt"/>
    </style:style>
    <style:style style:name="P36" style:family="paragraph" style:parent-style-name="表內空二文">
      <style:paragraph-properties fo:margin-left="0cm" fo:margin-right="0cm" fo:text-indent="0.706cm" style:auto-text-indent="false"/>
      <style:text-properties style:font-name="標楷體" fo:font-size="10pt" style:font-name-asian="標楷體2" style:font-size-asian="10pt"/>
    </style:style>
    <style:style style:name="P37" style:family="paragraph" style:parent-style-name="小表內文">
      <style:paragraph-properties style:line-height-at-least="0.423cm"/>
      <style:text-properties style:font-name="標楷體" style:font-name-asian="標楷體2" style:font-size-complex="12pt"/>
    </style:style>
    <style:style style:name="P38" style:family="paragraph" style:parent-style-name="小表內文">
      <style:paragraph-properties fo:margin-top="0.199cm" fo:margin-bottom="0.199cm" fo:line-height="0.423cm"/>
      <style:text-properties style:font-name="標楷體" fo:font-size="11pt" style:font-name-asian="標楷體2" style:font-size-asian="11pt" style:font-size-complex="11pt"/>
    </style:style>
    <style:style style:name="P39" style:family="paragraph" style:parent-style-name="小表內文">
      <style:paragraph-properties fo:margin-top="0.199cm" fo:margin-bottom="0.199cm" fo:line-height="0.423cm"/>
      <style:text-properties style:font-name="標楷體" style:font-name-asian="標楷體2"/>
    </style:style>
    <style:style style:name="P40" style:family="paragraph" style:parent-style-name="小表內文">
      <style:paragraph-properties fo:margin-top="0.191cm" fo:margin-bottom="0.101cm" fo:line-height="0.423cm"/>
      <style:text-properties style:font-name="標楷體" fo:font-size="11pt" style:font-name-asian="標楷體2" style:font-size-asian="11pt" style:font-size-complex="11pt"/>
    </style:style>
    <style:style style:name="P41" style:family="paragraph" style:parent-style-name="表文外開">
      <style:paragraph-properties fo:margin-left="-0.018cm" fo:margin-right="0.7cm" fo:text-align="start" style:justify-single-word="false" fo:text-indent="-0.004cm" style:auto-text-indent="false"/>
      <style:text-properties style:font-name="標楷體" style:font-name-asian="標楷體2"/>
    </style:style>
    <style:style style:name="P42" style:family="paragraph" style:parent-style-name="表文中">
      <style:paragraph-properties fo:margin-left="-0.046cm" fo:margin-right="-0.046cm" fo:text-align="start" style:justify-single-word="false" fo:text-indent="0cm" style:auto-text-indent="false"/>
    </style:style>
    <style:style style:name="P43" style:family="paragraph" style:parent-style-name="表文中">
      <style:paragraph-properties fo:margin-left="-0.046cm" fo:margin-right="-0.046cm" fo:text-align="start" style:justify-single-word="false" fo:text-indent="0cm" style:auto-text-indent="false"/>
      <style:text-properties style:font-name="標楷體1" style:font-name-asian="標楷體1"/>
    </style:style>
    <style:style style:name="P44" style:family="paragraph" style:parent-style-name="Text_20_body">
      <style:text-properties fo:language="en" fo:country="US"/>
    </style:style>
    <style:style style:name="P45" style:family="paragraph" style:parent-style-name="Text_20_body">
      <style:paragraph-properties fo:margin-top="0cm" fo:margin-bottom="0cm"/>
      <style:text-properties fo:font-size="6pt" style:font-size-asian="6pt" style:font-size-complex="6pt"/>
    </style:style>
    <style:style style:name="P46" style:family="paragraph" style:parent-style-name="Text_20_body">
      <style:paragraph-properties fo:margin-left="0.801cm" fo:margin-right="0cm" fo:text-indent="-0.7cm" style:auto-text-indent="false">
        <style:tab-stops/>
      </style:paragraph-properties>
      <style:text-properties style:font-name="標楷體1" style:font-name-asian="標楷體1"/>
    </style:style>
    <style:style style:name="P47" style:family="paragraph" style:parent-style-name="Standard" style:master-page-name="Standard">
      <style:paragraph-properties fo:margin-left="-0.035cm" fo:margin-right="0.007cm" fo:text-align="center" style:justify-single-word="false" fo:text-indent="0cm" style:auto-text-indent="false" style:page-number="auto"/>
      <style:text-properties style:font-name="標楷體" fo:font-size="22pt" style:font-name-asian="標楷體2" style:font-size-asian="22pt"/>
    </style:style>
    <style:style style:name="P48" style:family="paragraph" style:parent-style-name="小表內文" style:list-style-name="WWNum18">
      <style:paragraph-properties style:line-height-at-least="0.423cm"/>
      <style:text-properties style:font-name="標楷體" style:font-name-asian="標楷體2" style:font-name-complex="新細明體1"/>
    </style:style>
    <style:style style:name="P49" style:family="paragraph" style:parent-style-name="小表內文" style:list-style-name="WWNum18">
      <style:paragraph-properties style:line-height-at-least="0.423cm"/>
      <style:text-properties style:font-name="標楷體" style:font-name-asian="標楷體2" style:font-size-complex="12pt"/>
    </style:style>
    <style:style style:name="T1" style:family="text">
      <style:text-properties style:font-name="標楷體" style:font-name-asian="標楷體2"/>
    </style:style>
    <style:style style:name="T2" style:family="text">
      <style:text-properties style:font-name="標楷體" style:font-name-asian="標楷體2" style:font-size-complex="12pt"/>
    </style:style>
    <style:style style:name="T3" style:family="text">
      <style:text-properties style:font-name="標楷體" style:font-name-asian="標楷體2" style:font-name-complex="新細明體1"/>
    </style:style>
    <style:style style:name="T4" style:family="text">
      <style:text-properties style:font-name="標楷體" fo:font-size="10pt" style:font-name-asian="標楷體2" style:font-size-asian="10pt"/>
    </style:style>
    <style:style style:name="T5" style:family="text">
      <style:text-properties style:font-name="標楷體" fo:font-size="9pt" style:font-name-asian="標楷體2" style:font-size-asian="9pt" style:font-size-complex="9pt"/>
    </style:style>
    <style:style style:name="T6" style:family="text">
      <style:text-properties fo:color="#000000" style:font-name="標楷體1" fo:language="en" fo:country="US" style:font-name-asian="標楷體1"/>
    </style:style>
    <style:style style:name="T7" style:family="text">
      <style:text-properties style:font-size-asian="12pt"/>
    </style:style>
    <style:style style:name="T8" style:family="text">
      <style:text-properties fo:font-size="10pt" fo:language="en" fo:country="US"/>
    </style:style>
    <style:style style:name="T9" style:family="text">
      <style:text-properties fo:language="en" fo:country="US"/>
    </style:style>
    <style:style style:name="T10" style:family="text">
      <style:text-properties style:font-size-asian="10pt"/>
    </style:style>
    <style:style style:name="T11" style:family="text">
      <style:text-properties style:language-asian="zh" style:country-asian="TW"/>
    </style:style>
    <style:style style:name="T12" style:family="text">
      <style:text-properties style:language-asian="zh" style:country-asian="TW" style:font-size-complex="12pt"/>
    </style:style>
    <style:style style:name="T13" style:family="text">
      <style:text-properties style:font-name="標楷體1" fo:language="en" fo:country="US" style:font-name-asian="標楷體1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雇 主 聘 僱 外 國 人 申 請 書</text:p>
      <table:table table:name="表格5" table:style-name="表格5">
        <table:table-column table:style-name="表格5.A"/>
        <table:table-column table:style-name="表格5.B"/>
        <table:table-row table:style-name="表格5.1">
          <table:table-cell table:style-name="表格5.A1" office:value-type="string">
            <text:p text:style-name="P10">工作類別：</text:p>
            <text:p text:style-name="P11">□10製造工作 <text:s text:c="6"/>□20營造工作 <text:s text:c="3"/></text:p>
            <text:p text:style-name="P11">□30家庭看護 <text:s text:c="6"/>□40家庭幫傭</text:p>
            <text:p text:style-name="P11">□50海洋漁撈 <text:s text:c="6"/>□90機構看護</text:p>
            <text:p text:style-name="P32">□61就業服務法第46條第1項第11款</text:p>
            <text:p text:style-name="P32">□00外展看護</text:p>
          </table:table-cell>
          <table:table-cell table:style-name="表格5.B1" office:value-type="string">
            <text:p text:style-name="P10">申報項目：</text:p>
            <text:p text:style-name="P33">□ 通知外國人連續曠職3日失去聯繫</text:p>
            <text:p text:style-name="P33">□ 取消通知外國人連續曠職3日失去聯繫</text:p>
            <text:p text:style-name="P36">(填表說明注意事項二)</text:p>
          </table:table-cell>
        </table:table-row>
      </table:table>
      <text:p text:style-name="P45"/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column table:style-name="表格4.E"/>
        <table:table-column table:style-name="表格4.F"/>
        <table:table-column table:style-name="表格4.G"/>
        <table:table-column table:style-name="表格4.H"/>
        <table:table-column table:style-name="表格4.I"/>
        <table:table-column table:style-name="表格4.J"/>
        <table:table-column table:style-name="表格4.K"/>
        <table:table-column table:style-name="表格4.L"/>
        <table:table-column table:style-name="表格4.M"/>
        <table:table-row table:style-name="表格4.1">
          <table:table-cell table:style-name="表格4.A1" office:value-type="string">
            <text:p text:style-name="P21">雇主名稱</text:p>
          </table:table-cell>
          <table:table-cell table:style-name="表格4.A1" table:number-columns-spanned="4" office:value-type="string">
            <text:p text:style-name="P3">${vendname}</text:p>
          </table:table-cell>
          <table:covered-table-cell/>
          <table:covered-table-cell/>
          <table:covered-table-cell/>
          <table:table-cell table:style-name="表格4.A1" table:number-columns-spanned="6" office:value-type="string">
            <text:p text:style-name="P22">營利事業統一編號</text:p>
            <text:p text:style-name="P23">〔身分證字號、護照號碼〕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L1" table:number-columns-spanned="2" office:value-type="string">
            <text:p text:style-name="P2">${vendno}</text:p>
          </table:table-cell>
          <table:covered-table-cell/>
        </table:table-row>
        <table:table-row table:style-name="表格4.2">
          <table:table-cell table:style-name="表格4.A2" office:value-type="string">
            <text:p text:style-name="P22">國籍</text:p>
          </table:table-cell>
          <table:table-cell table:style-name="表格4.A2" table:number-columns-spanned="2" office:value-type="string">
            <text:p text:style-name="P22">護照號碼</text:p>
          </table:table-cell>
          <table:covered-table-cell/>
          <table:table-cell table:style-name="表格4.A2" office:value-type="string">
            <text:p text:style-name="P22">居留證號</text:p>
          </table:table-cell>
          <table:table-cell table:style-name="表格4.A2" table:number-columns-spanned="3" office:value-type="string">
            <text:p text:style-name="P34">外國人姓名</text:p>
          </table:table-cell>
          <table:covered-table-cell/>
          <table:covered-table-cell/>
          <table:table-cell table:style-name="表格4.A2" table:number-columns-spanned="2" office:value-type="string">
            <text:p text:style-name="P34">入國日期</text:p>
            <text:p text:style-name="P35">（民國）</text:p>
          </table:table-cell>
          <table:covered-table-cell/>
          <table:table-cell table:style-name="表格4.J2" table:number-columns-spanned="3" office:value-type="string">
            <text:p text:style-name="P42"><text:span text:style-name="T2">聘僱許可函文號</text:span><text:span text:style-name="T4">(填表說明注意事項三)</text:span></text:p>
          </table:table-cell>
          <table:covered-table-cell/>
          <table:covered-table-cell/>
          <table:table-cell table:style-name="表格4.A2" office:value-type="string">
            <text:p text:style-name="P43"><text:span text:style-name="T7">招募許可函文號</text:span><text:span text:style-name="T8">(</text:span><text:span text:style-name="T10">填表說明注意事項三及四</text:span><text:span text:style-name="T8">)</text:span> </text:p>
          </table:table-cell>
        </table:table-row>
        <table:table-row table:style-name="表格4.3">
          <table:table-cell table:style-name="表格4.L1" office:value-type="string">
            <text:p text:style-name="P4">${nation}</text:p>
          </table:table-cell>
          <table:table-cell table:style-name="表格4.L1" table:number-columns-spanned="2" office:value-type="string">
            <text:p text:style-name="P5">${passno}</text:p>
          </table:table-cell>
          <table:covered-table-cell/>
          <table:table-cell table:style-name="表格4.L1" office:value-type="string">
            <text:p text:style-name="P20"/>
          </table:table-cell>
          <table:table-cell table:style-name="表格4.L1" table:number-columns-spanned="3" office:value-type="string">
            <text:p text:style-name="P4">${engname}</text:p>
          </table:table-cell>
          <table:covered-table-cell/>
          <table:covered-table-cell/>
          <table:table-cell table:style-name="表格4.L1" table:number-columns-spanned="2" office:value-type="string">
            <text:p text:style-name="P5">${indate}</text:p>
          </table:table-cell>
          <table:covered-table-cell/>
          <table:table-cell table:style-name="表格4.A1" table:number-columns-spanned="3" office:value-type="string">
            <text:p text:style-name="P20"/>
          </table:table-cell>
          <table:covered-table-cell/>
          <table:covered-table-cell/>
          <table:table-cell table:style-name="表格4.L1" office:value-type="string">
            <text:p text:style-name="P20"/>
          </table:table-cell>
        </table:table-row>
        <table:table-row table:style-name="表格4.3">
          <table:table-cell table:style-name="表格4.L1" office:value-type="string">
            <text:p text:style-name="P20"/>
          </table:table-cell>
          <table:table-cell table:style-name="表格4.L1" table:number-columns-spanned="2" office:value-type="string">
            <text:p text:style-name="P20"/>
          </table:table-cell>
          <table:covered-table-cell/>
          <table:table-cell table:style-name="表格4.L1" office:value-type="string">
            <text:p text:style-name="P20"/>
          </table:table-cell>
          <table:table-cell table:style-name="表格4.L1" table:number-columns-spanned="3" office:value-type="string">
            <text:p text:style-name="P7"/>
          </table:table-cell>
          <table:covered-table-cell/>
          <table:covered-table-cell/>
          <table:table-cell table:style-name="表格4.L1" table:number-columns-spanned="2" office:value-type="string">
            <text:p text:style-name="P8"/>
          </table:table-cell>
          <table:covered-table-cell/>
          <table:table-cell table:style-name="表格4.A1" table:number-columns-spanned="3" office:value-type="string">
            <text:p text:style-name="P20"/>
          </table:table-cell>
          <table:covered-table-cell/>
          <table:covered-table-cell/>
          <table:table-cell table:style-name="表格4.L1" office:value-type="string">
            <text:p text:style-name="P20"/>
          </table:table-cell>
        </table:table-row>
        <table:table-row table:style-name="表格4.3">
          <table:table-cell table:style-name="表格4.A1" office:value-type="string">
            <text:p text:style-name="P20"/>
          </table:table-cell>
          <table:table-cell table:style-name="表格4.A1" table:number-columns-spanned="2" office:value-type="string">
            <text:p text:style-name="P20"/>
          </table:table-cell>
          <table:covered-table-cell/>
          <table:table-cell table:style-name="表格4.A1" office:value-type="string">
            <text:p text:style-name="P20"/>
          </table:table-cell>
          <table:table-cell table:style-name="表格4.A1" table:number-columns-spanned="3" office:value-type="string">
            <text:p text:style-name="P7"/>
          </table:table-cell>
          <table:covered-table-cell/>
          <table:covered-table-cell/>
          <table:table-cell table:style-name="表格4.A1" table:number-columns-spanned="2" office:value-type="string">
            <text:p text:style-name="P8"/>
          </table:table-cell>
          <table:covered-table-cell/>
          <table:table-cell table:style-name="表格4.A1" table:number-columns-spanned="3" office:value-type="string">
            <text:p text:style-name="P20"/>
          </table:table-cell>
          <table:covered-table-cell/>
          <table:covered-table-cell/>
          <table:table-cell table:style-name="表格4.L1" office:value-type="string">
            <text:p text:style-name="P20"/>
          </table:table-cell>
        </table:table-row>
        <table:table-row table:style-name="表格4.6">
          <table:table-cell table:style-name="表格4.A2" table:number-rows-spanned="2" table:number-columns-spanned="2" office:value-type="string">
            <text:p text:style-name="P25"><text:span text:style-name="T2">連續曠職3日失去聯繫之日期</text:span><text:span text:style-name="T4">(填表說明注意事項五、六)</text:span></text:p>
          </table:table-cell>
          <table:covered-table-cell/>
          <table:table-cell table:style-name="表格4.A2" table:number-columns-spanned="4" office:value-type="string">
            <text:p text:style-name="P24">第1天曠職失聯日期</text:p>
          </table:table-cell>
          <table:covered-table-cell/>
          <table:covered-table-cell/>
          <table:covered-table-cell/>
          <table:table-cell table:style-name="表格4.A2" table:number-columns-spanned="4" office:value-type="string">
            <text:p text:style-name="P24">第2天曠職失聯日期</text:p>
          </table:table-cell>
          <table:covered-table-cell/>
          <table:covered-table-cell/>
          <table:covered-table-cell/>
          <table:table-cell table:style-name="表格4.A2" table:number-columns-spanned="3" office:value-type="string">
            <text:p text:style-name="P24">第3天曠職失聯日期</text:p>
          </table:table-cell>
          <table:covered-table-cell/>
          <table:covered-table-cell/>
        </table:table-row>
        <table:table-row table:style-name="表格4.7">
          <table:covered-table-cell/>
          <table:covered-table-cell/>
          <table:table-cell table:style-name="表格4.L1" table:number-columns-spanned="4" office:value-type="string">
            <text:p text:style-name="P5">${escapedate}</text:p>
          </table:table-cell>
          <table:covered-table-cell/>
          <table:covered-table-cell/>
          <table:covered-table-cell/>
          <table:table-cell table:style-name="表格4.L1" table:number-columns-spanned="4" office:value-type="string">
            <text:p text:style-name="P6">${escapedate2}</text:p>
          </table:table-cell>
          <table:covered-table-cell/>
          <table:covered-table-cell/>
          <table:covered-table-cell/>
          <table:table-cell table:style-name="表格4.L1" table:number-columns-spanned="3" office:value-type="string">
            <text:p text:style-name="P6">${escapedate3}</text:p>
          </table:table-cell>
          <table:covered-table-cell/>
          <table:covered-table-cell/>
        </table:table-row>
        <table:table-row table:style-name="表格4.8">
          <table:table-cell table:style-name="表格4.L1" table:number-columns-spanned="2" office:value-type="string">
            <text:p text:style-name="P27">外國人行蹤不明地點</text:p>
          </table:table-cell>
          <table:covered-table-cell/>
          <table:table-cell table:style-name="表格4.L1" table:number-columns-spanned="11" office:value-type="string">
            <text:p text:style-name="P18"><text:span text:style-name="T2">□雇主處</text:span><text:span text:style-name="T4">(工作地點)</text:span><text:span text:style-name="T2"> □安置單位</text:span><text:span text:style-name="T5">(填表說明注意事項七)</text:span></text:p>
            <text:p text:style-name="P18"><text:span text:style-name="T2">□機場</text:span><text:span text:style-name="T4">(限家庭看護工勾選，須附證明，填表說明注意事項八)</text:span></text:p>
            <text:p text:style-name="P18"><text:span text:style-name="T1"><text:s text:c="2"/>機場通報3</text:span><text:span text:style-name="T2">聯單之流水號碼____________________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4.9">
          <table:table-cell table:style-name="表格4.L1" table:number-rows-spanned="3" table:number-columns-spanned="2" office:value-type="string">
            <text:p text:style-name="P26"><text:span text:style-name="T1">申報「取消通知外國人連續曠職3日失去聯繫」請加填右方資料</text:span><text:span text:style-name="T4">(填表說明注意事項二)</text:span></text:p>
          </table:table-cell>
          <table:covered-table-cell/>
          <table:table-cell table:style-name="表格4.L1" table:number-columns-spanned="6" office:value-type="string">
            <text:p text:style-name="P28"><text:span text:style-name="T1">本部核發外國人行蹤不明函文號</text:span><text:span text:style-name="T4">(填表說明注意事項三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L1" table:number-columns-spanned="5" office:value-type="string">
            <text:p text:style-name="P19">第 <text:s text:c="25"/>號</text:p>
          </table:table-cell>
          <table:covered-table-cell/>
          <table:covered-table-cell/>
          <table:covered-table-cell/>
          <table:covered-table-cell/>
        </table:table-row>
        <table:table-row table:style-name="表格4.10">
          <table:covered-table-cell/>
          <table:covered-table-cell/>
          <table:table-cell table:style-name="表格4.L1" table:number-columns-spanned="6" office:value-type="string">
            <text:p text:style-name="P41">外國人返回雇主處之日期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L1" table:number-columns-spanned="5" office:value-type="string">
            <text:p text:style-name="P19"><text:s text:c="7"/>年 <text:s text:c="7"/>月 <text:s text:c="8"/>日</text:p>
          </table:table-cell>
          <table:covered-table-cell/>
          <table:covered-table-cell/>
          <table:covered-table-cell/>
          <table:covered-table-cell/>
        </table:table-row>
        <table:table-row table:style-name="表格4.10">
          <table:covered-table-cell/>
          <table:covered-table-cell/>
          <table:table-cell table:style-name="表格4.L1" table:number-columns-spanned="6" office:value-type="string">
            <text:p text:style-name="P41">是否願意再繼續僱用外國人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L1" table:number-columns-spanned="5" office:value-type="string">
            <text:p text:style-name="P23">□是 <text:s text:c="4"/>□否</text:p>
          </table:table-cell>
          <table:covered-table-cell/>
          <table:covered-table-cell/>
          <table:covered-table-cell/>
          <table:covered-table-cell/>
        </table:table-row>
        <table:table-row table:style-name="表格4.12">
          <table:table-cell table:style-name="表格4.A12" table:number-columns-spanned="13" office:value-type="string">
            <text:p text:style-name="P12"><text:span text:style-name="T2">本申請案 □無 或 □有委任私立就業服務機構辦理</text:span><text:span text:style-name="T3">。</text:span></text:p>
            <text:list xml:id="list1058877685904895487" text:style-name="WWNum18">
              <text:list-item>
                <text:p text:style-name="P48">本申請案蓋用之圖記、印信確為雇主授權使用或授權代刻。</text:p>
              </text:list-item>
              <text:list-item>
                <text:p text:style-name="P49">文件回復方式：□親自取件或 <text:s/>□郵寄 <text:s text:c="2"/>(□工作地址 □私立就業服務機構地址□家庭類案件得由申請人指定本機關回復文件寄送地址)：</text:p>
              </text:list-item>
            </text:list>
            <text:p text:style-name="P13">□□□　　 <text:s text:c="7"/>縣　　 　鄉鎮　 <text:s text:c="2"/>村 <text:s/>　 　　路　　段　　巷　　弄　　號　　樓 </text:p>
            <text:p text:style-name="P16"><text:span text:style-name="T5">(郵遞區號) </text:span><text:span text:style-name="T2"><text:s text:c="10"/>市　　 　市區　　 里　 <text:s/>　 　街</text:span></text:p>
            <text:p text:style-name="P17"><text:span text:style-name="T4">(以上請擇一勾選)</text:span><text:span text:style-name="T2">並聲明本申請案所填寫資料及檢附文件等均屬實，如有虛偽，願負法律上之一切責任。 <text:s text:c="49"/>聯絡電話:( <text:s/>)</text:span></text:p>
            <text:p text:style-name="P37">雇主名稱： <text:s text:c="7"/>　　　 <text:s text:c="8"/>(單位圖記) <text:s text:c="10"/>負責人：　　　　 <text:s text:c="3"/>(簽章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4.13">
          <table:table-cell table:style-name="表格4.A12" table:number-columns-spanned="13" office:value-type="string">
            <text:p text:style-name="P38">受委任私立就業服務機構名稱：　　　　　　　　　　　　　　　　 <text:s/>　(單位圖記)</text:p>
            <text:p text:style-name="P40">許可證字號： <text:s text:c="29"/>負責人： <text:s text:c="18"/>(簽章)</text:p>
            <text:p text:style-name="P39">專業人員：　　　　　　　　(簽名) <text:s/>　證號：　　　　　　　　聯絡電話：(　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1">(以下虛線範圍為受理機關收文專用區)</text:p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9">收文章：</text:p>
          </table:table-cell>
          <table:table-cell table:style-name="表格1.A1" office:value-type="string">
            <text:p text:style-name="P9"/>
          </table:table-cell>
          <table:table-cell table:style-name="表格1.A1" office:value-type="string">
            <text:p text:style-name="P9">收文號：</text:p>
          </table:table-cell>
        </table:table-row>
      </table:table>
      <text:p text:style-name="P44"/>
      <text:p text:style-name="Text_20_body"><text:span text:style-name="T9">NAF-020 <text:s text:c="144"/></text:span><text:span text:style-name="T6">1030331</text:span><text:span text:style-name="T13">版</text:span></text:p>
      <text:p text:style-name="P14"><text:s/></text:p>
      <text:p text:style-name="P15">填表說明注意事項：</text:p>
      <text:p text:style-name="P46"><text:span text:style-name="T11">一、</text:span>相關法規及申請作業程序，請依照本機關網站所載最新規定辦理。</text:p>
      <text:p text:style-name="P46">二、取消通知外國人連續曠職3日失去聯繫，所需填寫欄位為「雇主名稱」、「營利事業統一編號」、「國籍」、「護照號碼」、「居留證號」、「外國人姓名」、「本機關核發外國人行蹤不明函文號」、「外國人返回雇主處之日期」及「是否願意再繼續僱用外國人」。</text:p>
      <text:p text:style-name="P46"><text:span text:style-name="T11">三、</text:span>許可函文號：範例　<text:span text:style-name="T14">勞○○○字第1020641633號</text:span>，填寫為　<text:span text:style-name="T14">第1020641633號。</text:span>「聘僱許可函文號」係指「聘僱許可函文號」或「展延聘僱許可函文號」或「接續聘僱許可函文號。」「招募許可函文號」係指「招募許可函文號」或「重新招募許可函文號」或「遞補招募許可函文號」。</text:p>
      <text:p text:style-name="P46"><text:span text:style-name="T12">四、</text:span><text:span text:style-name="T15">外國人入國3日內行蹤不明者，請填寫招募許可函號或遞補招募許可函號。</text:span></text:p>
      <text:p text:style-name="P46"><text:span text:style-name="T11">五、</text:span>曠職失去連繫日期不同之外國人，請分案申請。</text:p>
      <text:p text:style-name="P46"><text:span text:style-name="T11">六、</text:span>請依實際情況填寫外國人連續曠職(應上班日未請假且失去聯繫)之3個日期(如103年3月1日、103年3月2日、103年3月3日)<text:span text:style-name="T15"> 。</text:span></text:p>
      <text:p text:style-name="P46"><text:span text:style-name="T11">七、</text:span>安置單位為經勞工相關單位准許之安置處所(含外國駐華機構)。</text:p>
      <text:p text:style-name="P46"><text:span text:style-name="T12">八、</text:span><text:span text:style-name="T15">家庭看護工於機場發生</text:span>行蹤不明，請檢附<text:span text:style-name="T15">雇主通報</text:span>3聯單之第2聯<text:span text:style-name="T15">並填寫</text:span>3<text:span text:style-name="T15">聯單之流水號碼。</text:span></text:p>
      <text:p text:style-name="P46"><text:span text:style-name="T11">九、</text:span>□請依實際情況勾選，如須檢附文件，務必檢附。</text:p>
      <text:p text:style-name="P46"><text:span text:style-name="T11">十、</text:span>申請文件除政府機關、醫療機構、學校或航空公司核發或開具之證明文件外，應加蓋申請人或公司及負責人印章。</text:p>
      <text:p text:style-name="P30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Mangal1" svg:font-family="Mangal"/>
    <style:font-face style:name="標楷體1" svg:font-family="標楷體" style:font-family-generic="script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adornments="Regular" style:font-family-generic="roman" style:font-pitch="variable"/>
    <style:font-face style:name="標楷體" svg:font-family="標楷體" style:font-family-generic="roman" style:font-pitch="variable"/>
    <style:font-face style:name="細明體" svg:font-family="細明體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文鼎中楷" svg:font-family="文鼎中楷" style:font-family-generic="system" style:font-pitch="variable"/>
    <style:font-face style:name="新細明體1" svg:font-family="新細明體" style:font-family-generic="system" style:font-pitch="variable"/>
    <style:font-face style:name="標楷體2" svg:font-family="標楷體" style:font-family-generic="system" style:font-pitch="variable"/>
    <style:font-face style:name="細明體1" svg:font-family="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lr-tb"/>
      <style:text-properties style:use-window-font-color="true" style:font-name="Times New Roman" fo:font-size="12pt" fo:language="en" fo:country="US" style:letter-kerning="true" style:font-name-asian="新細明體1" style:font-size-asian="12pt" style:language-asian="zh" style:country-asian="TW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0" fo:widows="0" style:writing-mode="lr-tb"/>
      <style:text-properties style:use-window-font-color="tru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2.701cm" fo:margin-right="2.701cm" fo:text-align="start" style:justify-single-word="false" fo:text-indent="0cm" style:auto-text-indent="false" fo:keep-with-next="always"/>
      <style:text-properties fo:font-size="18pt" style:font-name-asian="文鼎中楷" style:font-size-asian="18pt" style:text-scale="90%"/>
    </style:style>
    <style:style style:name="申請項目1." style:family="paragraph" style:parent-style-name="Standard" style:default-outline-level="" style:list-style-name="">
      <style:paragraph-properties fo:margin-left="2cm" fo:margin-right="0cm" fo:margin-top="0.141cm" fo:margin-bottom="0cm" fo:text-indent="0cm" style:auto-text-indent="false"/>
      <style:text-properties fo:font-size="14pt" style:font-name-asian="文鼎中楷" style:font-size-asian="14pt"/>
    </style:style>
    <style:style style:name="表內文" style:family="paragraph" style:parent-style-name="Standard" style:default-outline-level="" style:list-style-name="">
      <style:paragraph-properties fo:margin-left="0.101cm" fo:margin-right="0.101cm" fo:text-align="justify" style:justify-single-word="false" fo:text-indent="0cm" style:auto-text-indent="false"/>
      <style:text-properties fo:font-size="14pt" style:font-name-asian="文鼎中楷" style:font-size-asian="14pt"/>
    </style:style>
    <style:style style:name="表內空二文" style:family="paragraph" style:parent-style-name="Standard" style:default-outline-level="" style:list-style-name="">
      <style:paragraph-properties fo:margin-left="1.058cm" fo:margin-right="0cm" fo:text-indent="0cm" style:auto-text-indent="false"/>
      <style:text-properties fo:font-size="14pt" style:font-name-asian="文鼎中楷" style:font-size-asian="14pt"/>
    </style:style>
    <style:style style:name="小表內文" style:family="paragraph" style:parent-style-name="Standard" style:default-outline-level="" style:list-style-name="">
      <style:paragraph-properties fo:margin-left="0.101cm" fo:margin-right="0.101cm" fo:text-align="justify" style:justify-single-word="false" fo:text-indent="0cm" style:auto-text-indent="false">
        <style:tab-stops>
          <style:tab-stop style:position="5.338cm"/>
          <style:tab-stop style:position="7.207cm"/>
          <style:tab-stop style:position="9.606cm"/>
          <style:tab-stop style:position="10.841cm"/>
          <style:tab-stop style:position="12.04cm"/>
          <style:tab-stop style:position="13.134cm"/>
          <style:tab-stop style:position="14.263cm"/>
          <style:tab-stop style:position="15.427cm"/>
        </style:tab-stops>
      </style:paragraph-properties>
      <style:text-properties style:font-name-asian="文鼎中楷"/>
    </style:style>
    <style:style style:name="表文外開" style:family="paragraph" style:parent-style-name="小表內文" style:default-outline-level="" style:list-style-name="">
      <style:paragraph-properties fo:text-align="start" style:justify-single-word="false"/>
    </style:style>
    <style:style style:name="表文中" style:family="paragraph" style:parent-style-name="小表內文" style:default-outline-level="" style:list-style-name="">
      <style:paragraph-properties fo:text-align="center" style:justify-single-word="false"/>
    </style:style>
    <style:style style:name="右表內文" style:family="paragraph" style:parent-style-name="小表內文" style:default-outline-level="" style:list-style-name="">
      <style:paragraph-properties fo:text-align="end" style:justify-single-word="false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貳表壹" style:family="paragraph" style:parent-style-name="Standard" style:default-outline-level="" style:list-style-name="">
      <style:paragraph-properties fo:margin-top="0.106cm" fo:margin-bottom="0.106cm" style:line-height-at-least="0.635cm" fo:text-align="justify" style:justify-single-word="false"/>
      <style:text-properties style:letter-kerning="true" style:font-name-asian="文鼎中楷"/>
    </style:style>
    <style:style style:name="_31_0_23_表內文" style:display-name="10#表內文" style:family="paragraph" style:parent-style-name="小表內文" style:default-outline-level="" style:list-style-name="">
      <style:text-properties fo:font-size="10pt" style:font-size-asian="10pt"/>
    </style:style>
    <style:style style:name="Plain_20_Text" style:display-name="Plain Text" style:family="paragraph" style:parent-style-name="Standard" style:default-outline-level="" style:list-style-name="">
      <style:text-properties style:font-name="細明體" style:font-name-asian="細明體1"/>
    </style:style>
    <style:style style:name="新內文" style:family="paragraph" style:parent-style-name="小表內文" style:default-outline-level="" style:list-style-name="">
      <style:paragraph-properties fo:margin-top="0cm" fo:margin-bottom="0.106cm" style:line-height-at-least="0.635cm"/>
    </style:style>
    <style:style style:name="小格文" style:family="paragraph" style:parent-style-name="小表內文" style:default-outline-level="" style:list-style-name="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font-size="10pt" style:font-size-asian="10pt"/>
    </style:style>
    <style:style style:name="方1." style:family="paragraph" style:parent-style-name="新內文" style:default-outline-level="" style:list-style-name="">
      <style:paragraph-properties fo:margin-left="0.831cm" fo:margin-right="0.101cm" fo:text-indent="-0.73cm" style:auto-text-indent="false"/>
    </style:style>
    <style:style style:name="方10.1" style:family="paragraph" style:parent-style-name="新內文" style:default-outline-level="" style:list-style-name="">
      <style:paragraph-properties fo:margin-left="1.023cm" fo:margin-right="0.101cm" fo:text-indent="0cm" style:auto-text-indent="false"/>
    </style:style>
    <style:style style:name="_203b_方1." style:display-name="※方1." style:family="paragraph" style:parent-style-name="新內文" style:default-outline-level="" style:list-style-name="">
      <style:paragraph-properties fo:margin-left="1.251cm" fo:margin-right="0.101cm" fo:text-indent="-1.15cm" style:auto-text-indent="false"/>
    </style:style>
    <style:style style:name="_203b_方10." style:display-name="※方10." style:family="paragraph" style:parent-style-name="_203b_方1." style:default-outline-level="" style:list-style-name="">
      <style:paragraph-properties fo:margin-left="1.446cm" fo:margin-right="0.101cm" fo:text-indent="-1.346cm" style:auto-text-indent="false"/>
    </style:style>
    <style:style style:name="新內文註" style:family="paragraph" style:parent-style-name="新內文" style:default-outline-level="" style:list-style-name="">
      <style:paragraph-properties fo:margin-left="1.341cm" fo:margin-right="0.101cm" fo:text-indent="-0.847cm" style:auto-text-indent="false"/>
    </style:style>
    <style:style style:name="方1.1" style:family="paragraph" style:parent-style-name="Standard" style:default-outline-level="" style:list-style-name="">
      <style:paragraph-properties fo:margin-left="0.84cm" fo:margin-right="0.101cm" fo:margin-top="0cm" fo:margin-bottom="0.106cm" style:line-height-at-least="0.635cm" fo:text-align="justify" style:justify-single-word="false" fo:text-indent="0cm" style:auto-text-indent="false">
        <style:tab-stops>
          <style:tab-stop style:position="5.338cm"/>
          <style:tab-stop style:position="7.207cm"/>
          <style:tab-stop style:position="9.606cm"/>
          <style:tab-stop style:position="10.841cm"/>
          <style:tab-stop style:position="12.04cm"/>
          <style:tab-stop style:position="13.134cm"/>
          <style:tab-stop style:position="14.263cm"/>
          <style:tab-stop style:position="15.427cm"/>
        </style:tab-stops>
      </style:paragraph-properties>
      <style:text-properties style:font-name-asian="文鼎中楷"/>
    </style:style>
    <style:style style:name="新內文一" style:family="paragraph" style:parent-style-name="新內文" style:default-outline-level="" style:list-style-name="">
      <style:paragraph-properties fo:margin-left="0.901cm" fo:margin-right="0.101cm" fo:text-indent="-0.801cm" style:auto-text-indent="false"/>
    </style:style>
    <style:style style:name="方1._28_1_29_方" style:display-name="方1.(1)方" style:family="paragraph" style:parent-style-name="方1.1" style:default-outline-level="" style:list-style-name="">
      <style:paragraph-properties fo:margin-left="1.24cm" fo:margin-right="0.101cm" fo:text-indent="-0.4cm" style:auto-text-indent="false"/>
    </style:style>
    <style:style style:name="新內文1." style:family="paragraph" style:parent-style-name="新內文" style:default-outline-level="" style:list-style-name="">
      <style:paragraph-properties fo:margin-left="0.423cm" fo:margin-right="0.101cm" fo:text-indent="-0.323cm" style:auto-text-indent="false"/>
    </style:style>
    <style:style style:name="_203b_方1.1.1" style:display-name="※方1.1.1" style:family="paragraph" style:parent-style-name="方10.1" style:default-outline-level="" style:list-style-name="">
      <style:paragraph-properties fo:margin-left="1.235cm" fo:margin-right="0.101cm" fo:text-indent="0cm" style:auto-text-indent="false"/>
    </style:style>
    <style:style style:name="字元_20_字元_20_字元_20_字元" style:display-name="字元 字元 字元 字元" style:family="paragraph" style:parent-style-name="Standard" style:default-outline-level="" style:list-style-name="">
      <style:paragraph-properties fo:margin-top="0cm" fo:margin-bottom="0.282cm" fo:line-height="0.423cm" fo:orphans="2" fo:widows="2"/>
      <style:text-properties style:font-name="Tahoma" fo:font-size="10pt" style:letter-kerning="true" style:font-size-asian="10pt" style:language-asian="en" style:country-asian="US"/>
    </style:style>
    <style:style style:name="Balloon_20_Text" style:display-name="Balloon Text" style:family="paragraph" style:parent-style-name="Standard" style:default-outline-level="" style:list-style-name="">
      <style:text-properties style:font-name="Arial1"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size="26pt" fo:font-weight="bold" style:letter-kerning="true" style:font-name-asian="新細明體1" style:font-size-asian="26pt" style:font-weight-asian="bold" style:font-name-complex="Times New Roman1" style:font-size-complex="26pt" style:font-weight-complex="bold"/>
    </style:style>
    <style:style style:name="Header_20_Char" style:display-name="Header Char" style:family="text" style:parent-style-name="Default_20_Paragraph_20_Font">
      <style:text-properties fo:font-size="10pt" style:font-size-asian="10pt" style:font-name-complex="Times New Roman1" style:font-size-complex="10pt"/>
    </style:style>
    <style:style style:name="Footer_20_Char" style:display-name="Footer Char" style:family="text" style:parent-style-name="Default_20_Paragraph_20_Font">
      <style:text-properties fo:font-size="10pt" style:font-size-asian="10pt" style:font-name-complex="Times New Roman1" style:font-size-complex="10pt"/>
    </style:style>
    <style:style style:name="Plain_20_Text_20_Char" style:display-name="Plain Text Char" style:family="text" style:parent-style-name="Default_20_Paragraph_20_Font">
      <style:text-properties style:font-name="細明體" fo:font-size="12pt" style:font-name-asian="細明體1" style:font-size-asian="12pt" style:font-name-complex="Courier New" style:font-size-complex="12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1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Cambria" fo:font-size="1pt" style:font-name-asian="新細明體1" style:font-size-asian="1pt" style:font-name-complex="Times New Roman1"/>
    </style:style>
    <style:style style:name="ListLabel_20_1" style:display-name="ListLabel 1" style:family="text">
      <style:text-properties style:font-name-complex="Times New Roman1"/>
    </style:style>
    <style:style style:name="ListLabel_20_2" style:display-name="ListLabel 2" style:family="text">
      <style:text-properties style:font-name-asian="文鼎中楷"/>
    </style:style>
    <style:style style:name="ListLabel_20_3" style:display-name="ListLabel 3" style:family="text">
      <style:text-properties style:font-name-asian="新細明體1" style:font-name-complex="Times New Roman1"/>
    </style:style>
    <style:style style:name="ListLabel_20_4" style:display-name="ListLabel 4" style:family="text">
      <style:text-properties style:font-name-asian="標楷體2"/>
    </style:style>
    <style:style style:name="ListLabel_20_5" style:display-name="ListLabel 5" style:family="text">
      <style:text-properties style:font-name-asian="新細明體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□" text:bullet-char="□">
        <style:list-level-properties text:list-level-position-and-space-mode="label-alignment">
          <style:list-level-label-alignment text:label-followed-by="listtab" text:list-tab-stop-position="0.423cm" fo:text-indent="-0.423cm" fo:margin-left="0.423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□" text:bullet-char="□">
        <style:list-level-properties text:list-level-position-and-space-mode="label-alignment">
          <style:list-level-label-alignment text:label-followed-by="listtab" text:list-tab-stop-position="0.524cm" fo:text-indent="-0.423cm" fo:margin-left="0.524cm"/>
        </style:list-level-properties>
        <style:text-properties fo:font-family="文鼎中楷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□" text:bullet-char="□">
        <style:list-level-properties text:list-level-position-and-space-mode="label-alignment">
          <style:list-level-label-alignment text:label-followed-by="listtab" text:list-tab-stop-position="0.423cm" fo:text-indent="-0.423cm" fo:margin-left="0.423cm"/>
        </style:list-level-properties>
        <style:text-properties fo:font-family="文鼎中楷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741cm" fo:text-indent="-0.318cm" fo:margin-left="0.74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◎" text:bullet-char="◎">
        <style:list-level-properties text:list-level-position-and-space-mode="label-alignment">
          <style:list-level-label-alignment text:label-followed-by="listtab" text:list-tab-stop-position="0.524cm" fo:text-indent="-0.423cm" fo:margin-left="0.524cm"/>
        </style:list-level-properties>
        <style:text-properties fo:font-family="文鼎中楷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□" text:bullet-char="□">
        <style:list-level-properties text:list-level-position-and-space-mode="label-alignment">
          <style:list-level-label-alignment text:label-followed-by="listtab" text:list-tab-stop-position="2.529cm" fo:text-indent="-0.529cm" fo:margin-left="2.529cm"/>
        </style:list-level-properties>
        <style:text-properties fo:font-family="文鼎中楷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" style:num-suffix="□" text:bullet-char="□">
        <style:list-level-properties text:list-level-position-and-space-mode="label-alignment">
          <style:list-level-label-alignment text:label-followed-by="listtab" text:list-tab-stop-position="0.947cm" fo:text-indent="-0.423cm" fo:margin-left="0.947cm"/>
        </style:list-level-properties>
        <style:text-properties fo:font-family="文鼎中楷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" style:num-suffix="□" text:bullet-char="□">
        <style:list-level-properties text:list-level-position-and-space-mode="label-alignment">
          <style:list-level-label-alignment text:label-followed-by="listtab" text:list-tab-stop-position="0.503cm" fo:text-indent="-0.503cm" fo:margin-left="0.503cm"/>
        </style:list-level-properties>
        <style:text-properties fo:font-family="文鼎中楷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" style:num-suffix="□" text:bullet-char="□">
        <style:list-level-properties text:list-level-position-and-space-mode="label-alignment">
          <style:list-level-label-alignment text:label-followed-by="listtab" text:list-tab-stop-position="0.736cm" fo:text-indent="-0.635cm" fo:margin-left="0.736cm"/>
        </style:list-level-properties>
        <style:text-properties fo:font-family="文鼎中楷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1.794cm" fo:text-indent="-0.847cm" fo:margin-left="1.794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2.641cm" fo:text-indent="-0.847cm" fo:margin-left="2.641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3.487cm" fo:text-indent="-0.847cm" fo:margin-left="3.487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4.334cm" fo:text-indent="-0.847cm" fo:margin-left="4.33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5.181cm" fo:text-indent="-0.847cm" fo:margin-left="5.181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6.027cm" fo:text-indent="-0.847cm" fo:margin-left="6.027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6.874cm" fo:text-indent="-0.847cm" fo:margin-left="6.874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7.721cm" fo:text-indent="-0.847cm" fo:margin-left="7.72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ListLabel_20_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ListLabel_20_1" style:num-suffix="、" style:num-format="甲, 乙, 丙, ..." text:display-levels="4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ListLabel_20_1" style:num-suffix="、" style:num-format="甲, 乙, 丙, ..." text:display-levels="7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ListLabel_20_1" style:num-suffix="、" style:num-format="甲, 乙, 丙, ..." text:display-levels="4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ListLabel_20_1" style:num-suffix="、" style:num-format="甲, 乙, 丙, ..." text:display-levels="7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" style:num-suffix="、" style:num-format="1">
        <style:list-level-properties text:list-level-position-and-space-mode="label-alignment">
          <style:list-level-label-alignment text:label-followed-by="listtab" text:list-tab-stop-position="0.947cm" fo:text-indent="-0.847cm" fo:margin-left="0.947cm"/>
        </style:list-level-properties>
      </text:list-level-style-number>
      <text:list-level-style-number text:level="2" text:style-name="ListLabel_20_1" style:num-suffix="、" style:num-format="甲, 乙, 丙, ...">
        <style:list-level-properties text:list-level-position-and-space-mode="label-alignment">
          <style:list-level-label-alignment text:label-followed-by="listtab" text:list-tab-stop-position="1.794cm" fo:text-indent="-0.847cm" fo:margin-left="1.79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2.641cm" fo:text-indent="-0.847cm" fo:margin-left="2.64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3.487cm" fo:text-indent="-0.847cm" fo:margin-left="3.487cm"/>
        </style:list-level-properties>
      </text:list-level-style-number>
      <text:list-level-style-number text:level="5" text:style-name="ListLabel_20_1" style:num-suffix="、" style:num-format="甲, 乙, 丙, ..." text:display-levels="4">
        <style:list-level-properties text:list-level-position-and-space-mode="label-alignment">
          <style:list-level-label-alignment text:label-followed-by="listtab" text:list-tab-stop-position="4.334cm" fo:text-indent="-0.847cm" fo:margin-left="4.334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5.181cm" fo:text-indent="-0.847cm" fo:margin-left="5.181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6.027cm" fo:text-indent="-0.847cm" fo:margin-left="6.027cm"/>
        </style:list-level-properties>
      </text:list-level-style-number>
      <text:list-level-style-number text:level="8" text:style-name="ListLabel_20_1" style:num-suffix="、" style:num-format="甲, 乙, 丙, ..." text:display-levels="7">
        <style:list-level-properties text:list-level-position-and-space-mode="label-alignment">
          <style:list-level-label-alignment text:label-followed-by="listtab" text:list-tab-stop-position="6.874cm" fo:text-indent="-0.847cm" fo:margin-left="6.874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7.721cm" fo:text-indent="-0.847cm" fo:margin-left="7.72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1.582cm" fo:text-indent="-0.635cm" fo:margin-left="1.582cm"/>
        </style:list-level-properties>
      </text:list-level-style-number>
      <text:list-level-style-number text:level="2" text:style-name="ListLabel_20_1" style:num-suffix="、" style:num-format="甲, 乙, 丙, ...">
        <style:list-level-properties text:list-level-position-and-space-mode="label-alignment">
          <style:list-level-label-alignment text:label-followed-by="listtab" text:list-tab-stop-position="2.641cm" fo:text-indent="-0.847cm" fo:margin-left="2.641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487cm" fo:text-indent="-0.847cm" fo:margin-left="3.487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4.334cm" fo:text-indent="-0.847cm" fo:margin-left="4.334cm"/>
        </style:list-level-properties>
      </text:list-level-style-number>
      <text:list-level-style-number text:level="5" text:style-name="ListLabel_20_1" style:num-suffix="、" style:num-format="甲, 乙, 丙, ..." text:display-levels="4">
        <style:list-level-properties text:list-level-position-and-space-mode="label-alignment">
          <style:list-level-label-alignment text:label-followed-by="listtab" text:list-tab-stop-position="5.181cm" fo:text-indent="-0.847cm" fo:margin-left="5.181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6.027cm" fo:text-indent="-0.847cm" fo:margin-left="6.027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6.874cm" fo:text-indent="-0.847cm" fo:margin-left="6.874cm"/>
        </style:list-level-properties>
      </text:list-level-style-number>
      <text:list-level-style-number text:level="8" text:style-name="ListLabel_20_1" style:num-suffix="、" style:num-format="甲, 乙, 丙, ..." text:display-levels="7">
        <style:list-level-properties text:list-level-position-and-space-mode="label-alignment">
          <style:list-level-label-alignment text:label-followed-by="listtab" text:list-tab-stop-position="7.721cm" fo:text-indent="-0.847cm" fo:margin-left="7.721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8.567cm" fo:text-indent="-0.847cm" fo:margin-left="8.5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1.582cm" fo:text-indent="-0.635cm" fo:margin-left="1.582cm"/>
        </style:list-level-properties>
      </text:list-level-style-number>
      <text:list-level-style-number text:level="2" text:style-name="ListLabel_20_1" style:num-suffix="、" style:num-format="甲, 乙, 丙, ...">
        <style:list-level-properties text:list-level-position-and-space-mode="label-alignment">
          <style:list-level-label-alignment text:label-followed-by="listtab" text:list-tab-stop-position="2.641cm" fo:text-indent="-0.847cm" fo:margin-left="2.641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487cm" fo:text-indent="-0.847cm" fo:margin-left="3.487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4.334cm" fo:text-indent="-0.847cm" fo:margin-left="4.334cm"/>
        </style:list-level-properties>
      </text:list-level-style-number>
      <text:list-level-style-number text:level="5" text:style-name="ListLabel_20_1" style:num-suffix="、" style:num-format="甲, 乙, 丙, ..." text:display-levels="4">
        <style:list-level-properties text:list-level-position-and-space-mode="label-alignment">
          <style:list-level-label-alignment text:label-followed-by="listtab" text:list-tab-stop-position="5.181cm" fo:text-indent="-0.847cm" fo:margin-left="5.181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6.027cm" fo:text-indent="-0.847cm" fo:margin-left="6.027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6.874cm" fo:text-indent="-0.847cm" fo:margin-left="6.874cm"/>
        </style:list-level-properties>
      </text:list-level-style-number>
      <text:list-level-style-number text:level="8" text:style-name="ListLabel_20_1" style:num-suffix="、" style:num-format="甲, 乙, 丙, ..." text:display-levels="7">
        <style:list-level-properties text:list-level-position-and-space-mode="label-alignment">
          <style:list-level-label-alignment text:label-followed-by="listtab" text:list-tab-stop-position="7.721cm" fo:text-indent="-0.847cm" fo:margin-left="7.721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8.567cm" fo:text-indent="-0.847cm" fo:margin-left="8.5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4" style:num-suffix="□" text:bullet-char="□">
        <style:list-level-properties text:list-level-position-and-space-mode="label-alignment">
          <style:list-level-label-alignment text:label-followed-by="listtab" text:list-tab-stop-position="0.736cm" fo:text-indent="-0.635cm" fo:margin-left="0.736cm"/>
        </style:list-level-properties>
        <style:text-properties fo:font-family="標楷體" style:font-style-name="Regular" style:font-family-generic="script" style:font-pitch="fixed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1.794cm" fo:text-indent="-0.847cm" fo:margin-left="1.794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2.641cm" fo:text-indent="-0.847cm" fo:margin-left="2.641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3.487cm" fo:text-indent="-0.847cm" fo:margin-left="3.487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4.334cm" fo:text-indent="-0.847cm" fo:margin-left="4.33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5.181cm" fo:text-indent="-0.847cm" fo:margin-left="5.181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6.027cm" fo:text-indent="-0.847cm" fo:margin-left="6.027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6.874cm" fo:text-indent="-0.847cm" fo:margin-left="6.874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7.721cm" fo:text-indent="-0.847cm" fo:margin-left="7.72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" style:num-suffix="、" style:num-format="1">
        <style:list-level-properties text:list-level-position-and-space-mode="label-alignment">
          <style:list-level-label-alignment text:label-followed-by="listtab" text:list-tab-stop-position="0.947cm" fo:text-indent="-0.847cm" fo:margin-left="0.947cm"/>
        </style:list-level-properties>
      </text:list-level-style-number>
      <text:list-level-style-number text:level="2" text:style-name="ListLabel_20_1" style:num-suffix="、" style:num-format="甲, 乙, 丙, ...">
        <style:list-level-properties text:list-level-position-and-space-mode="label-alignment">
          <style:list-level-label-alignment text:label-followed-by="listtab" text:list-tab-stop-position="1.794cm" fo:text-indent="-0.847cm" fo:margin-left="1.79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2.641cm" fo:text-indent="-0.847cm" fo:margin-left="2.64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3.487cm" fo:text-indent="-0.847cm" fo:margin-left="3.487cm"/>
        </style:list-level-properties>
      </text:list-level-style-number>
      <text:list-level-style-number text:level="5" text:style-name="ListLabel_20_1" style:num-suffix="、" style:num-format="甲, 乙, 丙, ..." text:display-levels="4">
        <style:list-level-properties text:list-level-position-and-space-mode="label-alignment">
          <style:list-level-label-alignment text:label-followed-by="listtab" text:list-tab-stop-position="4.334cm" fo:text-indent="-0.847cm" fo:margin-left="4.334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5.181cm" fo:text-indent="-0.847cm" fo:margin-left="5.181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6.027cm" fo:text-indent="-0.847cm" fo:margin-left="6.027cm"/>
        </style:list-level-properties>
      </text:list-level-style-number>
      <text:list-level-style-number text:level="8" text:style-name="ListLabel_20_1" style:num-suffix="、" style:num-format="甲, 乙, 丙, ..." text:display-levels="7">
        <style:list-level-properties text:list-level-position-and-space-mode="label-alignment">
          <style:list-level-label-alignment text:label-followed-by="listtab" text:list-tab-stop-position="6.874cm" fo:text-indent="-0.847cm" fo:margin-left="6.874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7.721cm" fo:text-indent="-0.847cm" fo:margin-left="7.72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" style:num-suffix="、" style:num-format="1" text:start-value="3">
        <style:list-level-properties text:list-level-position-and-space-mode="label-alignment">
          <style:list-level-label-alignment text:label-followed-by="listtab" text:list-tab-stop-position="0.894cm" fo:text-indent="-0.794cm" fo:margin-left="0.894cm"/>
        </style:list-level-properties>
      </text:list-level-style-number>
      <text:list-level-style-number text:level="2" text:style-name="ListLabel_20_1" style:num-suffix="、" style:num-format="甲, 乙, 丙, ...">
        <style:list-level-properties text:list-level-position-and-space-mode="label-alignment">
          <style:list-level-label-alignment text:label-followed-by="listtab" text:list-tab-stop-position="1.794cm" fo:text-indent="-0.847cm" fo:margin-left="1.79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2.641cm" fo:text-indent="-0.847cm" fo:margin-left="2.64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3.487cm" fo:text-indent="-0.847cm" fo:margin-left="3.487cm"/>
        </style:list-level-properties>
      </text:list-level-style-number>
      <text:list-level-style-number text:level="5" text:style-name="ListLabel_20_1" style:num-suffix="、" style:num-format="甲, 乙, 丙, ..." text:display-levels="4">
        <style:list-level-properties text:list-level-position-and-space-mode="label-alignment">
          <style:list-level-label-alignment text:label-followed-by="listtab" text:list-tab-stop-position="4.334cm" fo:text-indent="-0.847cm" fo:margin-left="4.334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5.181cm" fo:text-indent="-0.847cm" fo:margin-left="5.181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6.027cm" fo:text-indent="-0.847cm" fo:margin-left="6.027cm"/>
        </style:list-level-properties>
      </text:list-level-style-number>
      <text:list-level-style-number text:level="8" text:style-name="ListLabel_20_1" style:num-suffix="、" style:num-format="甲, 乙, 丙, ..." text:display-levels="7">
        <style:list-level-properties text:list-level-position-and-space-mode="label-alignment">
          <style:list-level-label-alignment text:label-followed-by="listtab" text:list-tab-stop-position="6.874cm" fo:text-indent="-0.847cm" fo:margin-left="6.874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7.721cm" fo:text-indent="-0.847cm" fo:margin-left="7.72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5" style:num-suffix="□" text:bullet-char="□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新細明體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0.7cm" fo:margin-bottom="0.4cm" fo:margin-left="1cm" fo:margin-right="1cm" style:shadow="none" fo:background-color="transparent" style:writing-mode="lr-tb" style:layout-grid-color="#000000" style:layout-grid-lines="67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81cm" fo:margin-left="0cm" fo:margin-right="0cm" fo:margin-top="0.2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雇主聘僱外籍勞工申請表</dc:title>
    <meta:initial-creator>user-1</meta:initial-creator>
    <dc:creator>abby huang</dc:creator>
    <meta:editing-cycles>43</meta:editing-cycles>
    <meta:print-date>2014-03-12T01:01:00</meta:print-date>
    <meta:creation-date>2014-11-16T06:42:00</meta:creation-date>
    <dc:date>2017-06-26T08:55:31.76</dc:date>
    <meta:editing-duration>PT1H12M15S</meta:editing-duration>
    <meta:generator>OpenOffice/4.1.3$Win32 OpenOffice.org_project/413m1$Build-9783</meta:generator>
    <meta:document-statistic meta:table-count="3" meta:image-count="0" meta:object-count="0" meta:page-count="2" meta:paragraph-count="72" meta:word-count="1269" meta:character-count="1919"/>
    <meta:user-defined meta:name="AppVersion">12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.dotm" xlink:href=""/>
  </office:meta>
</office:document-meta>
</file>